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900000266510381D433F60BE6.png" manifest:media-type="image/png"/>
  <manifest:file-entry manifest:full-path="Pictures/10000000000003CE0000031BBAFA51E0A2A5549F.png" manifest:media-type="image/png"/>
  <manifest:file-entry manifest:full-path="Pictures/10000000000003BB000003597836D24E4EB16290.png" manifest:media-type="image/png"/>
  <manifest:file-entry manifest:full-path="Pictures/10000000000003B40000027008937A6F456D91A0.png" manifest:media-type="image/png"/>
  <manifest:file-entry manifest:full-path="Pictures/100000000000037200000104497814905591E203.png" manifest:media-type="image/png"/>
  <manifest:file-entry manifest:full-path="Pictures/10000000000003B4000002EB2D88C7357D682CC8.png" manifest:media-type="image/png"/>
  <manifest:file-entry manifest:full-path="Pictures/100000000000037200000123A8202B472CFC90CF.png" manifest:media-type="image/png"/>
  <manifest:file-entry manifest:full-path="Pictures/100000000000036A00000245311FF171B8BC5F3A.png" manifest:media-type="image/png"/>
  <manifest:file-entry manifest:full-path="Pictures/10000000000003760000012341ACFA8A4621B76C.png" manifest:media-type="image/png"/>
  <manifest:file-entry manifest:full-path="Pictures/10000000000003760000012486A7F7AC32ACF9B9.png" manifest:media-type="image/png"/>
  <manifest:file-entry manifest:full-path="Pictures/100000000000036F0000011AF2CF5963A4987FA4.png" manifest:media-type="image/png"/>
  <manifest:file-entry manifest:full-path="Pictures/10000000000003BA0000013B4CE86F1E0C0313BE.png" manifest:media-type="image/png"/>
  <manifest:file-entry manifest:full-path="Pictures/100000000000036E00000199315E3DE32E720006.png" manifest:media-type="image/png"/>
  <manifest:file-entry manifest:full-path="Pictures/1000000000000379000002C86951A0D055892008.png" manifest:media-type="image/png"/>
  <manifest:file-entry manifest:full-path="Pictures/10000000000003B00000037A3E4589F2D0012EDF.png" manifest:media-type="image/png"/>
  <manifest:file-entry manifest:full-path="Pictures/100000000000037500000123BB96597D11AAE554.png" manifest:media-type="image/png"/>
  <manifest:file-entry manifest:full-path="Pictures/100000000000036C0000023EFA0A52E622CC1FC9.png" manifest:media-type="image/png"/>
  <manifest:file-entry manifest:full-path="Pictures/1000000000000375000001224872C89387FD25ED.png" manifest:media-type="image/png"/>
  <manifest:file-entry manifest:full-path="Pictures/10000000000003CE000000FEE6E1BD98FB156898.png" manifest:media-type="image/png"/>
  <manifest:file-entry manifest:full-path="Pictures/1000000000000374000001226BA8B062DDACEACC.png" manifest:media-type="image/png"/>
  <manifest:file-entry manifest:full-path="Pictures/100000000000036F0000012C1E434A7DAE17376D.png" manifest:media-type="image/png"/>
  <manifest:file-entry manifest:full-path="Pictures/10000000000003650000010E47D4645A7F0D80F9.png" manifest:media-type="image/png"/>
  <manifest:file-entry manifest:full-path="Pictures/100000000000036F00000242EEE6EFC7609EDC83.png" manifest:media-type="image/png"/>
  <manifest:file-entry manifest:full-path="Pictures/10000000000003B5000000497A3BD63ED9F3CB2A.png" manifest:media-type="image/png"/>
  <manifest:file-entry manifest:full-path="Pictures/10000000000003B6000001299ABD1AB8B1BAAA89.png" manifest:media-type="image/png"/>
  <manifest:file-entry manifest:full-path="Pictures/10000000000003B20000034291F9F24166859113.png" manifest:media-type="image/png"/>
  <manifest:file-entry manifest:full-path="Pictures/1000000000000372000002D809C5CDCDBB3EC775.png" manifest:media-type="image/png"/>
  <manifest:file-entry manifest:full-path="Pictures/10000000000003B30000012C7FE249FF55F2C3BA.png" manifest:media-type="image/png"/>
  <manifest:file-entry manifest:full-path="Pictures/10000000000003B70000013869DC5DF07166D6CA.png" manifest:media-type="image/png"/>
  <manifest:file-entry manifest:full-path="Pictures/10000000000003B40000012980C1FEC4CEFE9BCB.png" manifest:media-type="image/png"/>
  <manifest:file-entry manifest:full-path="Pictures/10000000000003BB000001391AA4873372994848.png" manifest:media-type="image/png"/>
  <manifest:file-entry manifest:full-path="Pictures/10000000000003B0000002DC99D940F626A85825.png" manifest:media-type="image/png"/>
  <manifest:file-entry manifest:full-path="Pictures/10000000000003B60000013769817EADA18ED600.png" manifest:media-type="image/png"/>
  <manifest:file-entry manifest:full-path="Pictures/100000000000036C00000276FB732868B5E13CCC.png" manifest:media-type="image/png"/>
  <manifest:file-entry manifest:full-path="Pictures/10000000000003A6000002C41BC55900E4A9EF32.png" manifest:media-type="image/png"/>
  <manifest:file-entry manifest:full-path="Pictures/10000000000003A8000002DDCE6C150609E26324.png" manifest:media-type="image/png"/>
  <manifest:file-entry manifest:full-path="Pictures/10000000000003F20000030283AFE0F0D9B13132.png" manifest:media-type="image/png"/>
  <manifest:file-entry manifest:full-path="Pictures/10000000000003A10000019C0AFA992FB468F925.png" manifest:media-type="image/png"/>
  <manifest:file-entry manifest:full-path="Pictures/10000000000003A7000001D28E494C80CD3CA3E5.png" manifest:media-type="image/png"/>
  <manifest:file-entry manifest:full-path="Pictures/10000000000001E2000001B6FB7E2FB2DB9628D9.png" manifest:media-type="image/png"/>
  <manifest:file-entry manifest:full-path="Pictures/10000000000003BE0000012C4BF872F2C2B418F7.png" manifest:media-type="image/png"/>
  <manifest:file-entry manifest:full-path="Pictures/100000000000037600000123565B1CC8EB0BE123.png" manifest:media-type="image/png"/>
  <manifest:file-entry manifest:full-path="Pictures/100000000000036B0000019790E323B4A7D8E71B.png" manifest:media-type="image/png"/>
  <manifest:file-entry manifest:full-path="Pictures/1000000000000395000000DD010722FE456AD56C.png" manifest:media-type="image/png"/>
  <manifest:file-entry manifest:full-path="Pictures/10000000000003B400000364F34CB4FF86B23F61.png" manifest:media-type="image/png"/>
  <manifest:file-entry manifest:full-path="Pictures/10000000000003B70000011C38D69FCF80ECE682.png" manifest:media-type="image/png"/>
  <manifest:file-entry manifest:full-path="Pictures/100000000000037000000065684424029244CC8A.png" manifest:media-type="image/png"/>
  <manifest:file-entry manifest:full-path="Pictures/100000000000037600000063D604104A5A3591A4.png" manifest:media-type="image/png"/>
  <manifest:file-entry manifest:full-path="Pictures/10000000000003710000011974CE738D507FAD0F.png" manifest:media-type="image/png"/>
  <manifest:file-entry manifest:full-path="Pictures/10000000000001FE0000016E7C5CE9E27153A515.png" manifest:media-type="image/png"/>
  <manifest:file-entry manifest:full-path="Pictures/1000000000000371000001221A7707D2682D88D4.png" manifest:media-type="image/png"/>
  <manifest:file-entry manifest:full-path="Pictures/1000000000000371000001225F2FD5DDF9EA68C2.png" manifest:media-type="image/png"/>
  <manifest:file-entry manifest:full-path="Pictures/10000000000003A5000002604BE8574C881392CA.png" manifest:media-type="image/png"/>
  <manifest:file-entry manifest:full-path="Pictures/10000000000003F1000002C48FD73544D9CDCF26.png" manifest:media-type="image/png"/>
  <manifest:file-entry manifest:full-path="Pictures/100000000000036D0000023BF199CEAB9DD1BAAD.png" manifest:media-type="image/png"/>
  <manifest:file-entry manifest:full-path="Pictures/100000000000037300000124078BA1EC029B76BD.png" manifest:media-type="image/png"/>
  <manifest:file-entry manifest:full-path="Pictures/10000000000003A4000000DF3B0195EC93422DC5.png" manifest:media-type="image/png"/>
  <manifest:file-entry manifest:full-path="Pictures/1000000000000375000001235F081E5E1173B505.png" manifest:media-type="image/png"/>
  <manifest:file-entry manifest:full-path="Pictures/10000000000003720000016AAF2026AA848C781C.png" manifest:media-type="image/png"/>
  <manifest:file-entry manifest:full-path="Pictures/1000000000000374000001242BB906EE2AECE58C.png" manifest:media-type="image/png"/>
  <manifest:file-entry manifest:full-path="Pictures/1000000000000377000000EBCA678C4FCF68C7E7.png" manifest:media-type="image/png"/>
  <manifest:file-entry manifest:full-path="Pictures/100000000000037A00000121C129FC0261509FF6.png" manifest:media-type="image/png"/>
  <manifest:file-entry manifest:full-path="Pictures/10000000000003770000012AF1EDFC3E69FBB643.png" manifest:media-type="image/png"/>
  <manifest:file-entry manifest:full-path="Pictures/10000000000003B200000335A902F9427D4BE842.png" manifest:media-type="image/png"/>
  <manifest:file-entry manifest:full-path="Pictures/10000000000003740000012C263185A5D1BE349A.png" manifest:media-type="image/png"/>
  <manifest:file-entry manifest:full-path="Pictures/100000000000036F000002DDAC9114A5401D9664.png" manifest:media-type="image/png"/>
  <manifest:file-entry manifest:full-path="Pictures/100000000000036D00000236E227700905537F46.png" manifest:media-type="image/png"/>
  <manifest:file-entry manifest:full-path="Pictures/100000000000037D0000013C222F86B9CE5F5988.png" manifest:media-type="image/png"/>
  <manifest:file-entry manifest:full-path="Pictures/100000000000037600000123641E13B61F0FC506.png" manifest:media-type="image/png"/>
  <manifest:file-entry manifest:full-path="Pictures/10000000000003750000012551ED1DC0FE86580F.png" manifest:media-type="image/png"/>
  <manifest:file-entry manifest:full-path="Pictures/100000000000036A000000AB2CC6D8518A6D576D.png" manifest:media-type="image/png"/>
  <manifest:file-entry manifest:full-path="Pictures/100000000000036F00000285299EC73032230A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58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3.8cm" svg:x="0.854cm" svg:y="0.6cm">
          <draw:image xlink:href="Pictures/10000000000003B30000012C7FE249FF55F2C3BA.png" xlink:type="simple" xlink:show="embed" xlink:actuate="onLoad">
            <text:p/>
          </draw:image>
        </draw:frame>
        <draw:frame draw:style-name="gr1" draw:text-style-name="P1" draw:layer="layout" svg:width="12cm" svg:height="9.31cm" svg:x="0.854cm" svg:y="4.625cm">
          <draw:image xlink:href="Pictures/10000000000003B0000002DC99D940F626A85825.png" xlink:type="simple" xlink:show="embed" xlink:actuate="onLoad">
            <text:p/>
          </draw:image>
        </draw:frame>
        <draw:frame draw:style-name="gr1" draw:text-style-name="P1" draw:layer="layout" svg:width="12cm" svg:height="5.98cm" svg:x="0.792cm" svg:y="14.051cm">
          <draw:image xlink:href="Pictures/10000000000003A7000001D28E494C80CD3CA3E5.png" xlink:type="simple" xlink:show="embed" xlink:actuate="onLoad">
            <text:p/>
          </draw:image>
        </draw:frame>
        <draw:frame draw:style-name="gr1" draw:text-style-name="P1" draw:layer="layout" svg:width="12cm" svg:height="9.4cm" svg:x="14.316cm" svg:y="5.17cm">
          <draw:image xlink:href="Pictures/10000000000003A8000002DDCE6C150609E26324.png" xlink:type="simple" xlink:show="embed" xlink:actuate="onLoad">
            <text:p/>
          </draw:image>
        </draw:frame>
        <draw:frame draw:style-name="gr1" draw:text-style-name="P1" draw:layer="layout" svg:width="12cm" svg:height="5.32cm" svg:x="14.316cm" svg:y="14.697cm">
          <draw:image xlink:href="Pictures/10000000000003A10000019C0AFA992FB468F92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cm" svg:height="3.58cm" svg:x="0.665cm" svg:y="0.703cm">
          <draw:image xlink:href="Pictures/10000000000003B70000011C38D69FCF80ECE682.png" xlink:type="simple" xlink:show="embed" xlink:actuate="onLoad">
            <text:p/>
          </draw:image>
        </draw:frame>
        <draw:frame draw:style-name="gr1" draw:text-style-name="P1" draw:layer="layout" svg:width="12cm" svg:height="7.82cm" svg:x="0.6cm" svg:y="4.41cm">
          <draw:image xlink:href="Pictures/10000000000003A5000002604BE8574C881392CA.png" xlink:type="simple" xlink:show="embed" xlink:actuate="onLoad">
            <text:p/>
          </draw:image>
        </draw:frame>
        <draw:frame draw:style-name="gr1" draw:text-style-name="P1" draw:layer="layout" svg:width="12cm" svg:height="2.89cm" svg:x="0.665cm" svg:y="12.284cm">
          <draw:image xlink:href="Pictures/1000000000000395000000DD010722FE456AD56C.png" xlink:type="simple" xlink:show="embed" xlink:actuate="onLoad">
            <text:p/>
          </draw:image>
        </draw:frame>
        <draw:frame draw:style-name="gr1" draw:text-style-name="P1" draw:layer="layout" svg:width="12cm" svg:height="3.76cm" svg:x="15.778cm" svg:y="0.6cm">
          <draw:image xlink:href="Pictures/10000000000003B40000012980C1FEC4CEFE9BCB.png" xlink:type="simple" xlink:show="embed" xlink:actuate="onLoad">
            <text:p/>
          </draw:image>
        </draw:frame>
        <draw:frame draw:style-name="gr1" draw:text-style-name="P1" draw:layer="layout" svg:width="12cm" svg:height="2.87cm" svg:x="15.778cm" svg:y="4.537cm">
          <draw:image xlink:href="Pictures/10000000000003A4000000DF3B0195EC93422DC5.png" xlink:type="simple" xlink:show="embed" xlink:actuate="onLoad">
            <text:p/>
          </draw:image>
        </draw:frame>
        <draw:frame draw:style-name="gr1" draw:text-style-name="P1" draw:layer="layout" svg:width="12cm" svg:height="3.75cm" svg:x="15.778cm" svg:y="12.217cm">
          <draw:image xlink:href="Pictures/10000000000003B6000001299ABD1AB8B1BAAA89.png" xlink:type="simple" xlink:show="embed" xlink:actuate="onLoad">
            <text:p/>
          </draw:image>
        </draw:frame>
        <draw:frame draw:style-name="gr1" draw:text-style-name="P1" draw:layer="layout" svg:width="12cm" svg:height="0.92cm" svg:x="15.713cm" svg:y="16.444cm">
          <draw:image xlink:href="Pictures/10000000000003B5000000497A3BD63ED9F3CB2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2cm" svg:height="3.76cm" svg:x="0.6cm" svg:y="0.6cm">
          <draw:image xlink:href="Pictures/10000000000003BE0000012C4BF872F2C2B418F7.png" xlink:type="simple" xlink:show="embed" xlink:actuate="onLoad">
            <text:p/>
          </draw:image>
        </draw:frame>
        <draw:frame draw:style-name="gr1" draw:text-style-name="P1" draw:layer="layout" svg:width="12cm" svg:height="10.58cm" svg:x="0.538cm" svg:y="5.133cm">
          <draw:image xlink:href="Pictures/10000000000003B20000034291F9F24166859113.png" xlink:type="simple" xlink:show="embed" xlink:actuate="onLoad">
            <text:p/>
          </draw:image>
        </draw:frame>
        <draw:frame draw:style-name="gr1" draw:text-style-name="P1" draw:layer="layout" svg:width="12cm" svg:height="9.1cm" svg:x="15.016cm" svg:y="5.851cm">
          <draw:image xlink:href="Pictures/10000000000003A6000002C41BC55900E4A9EF3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3cm" svg:height="9.91cm" svg:x="0.6cm" svg:y="0.66cm">
          <draw:image xlink:href="Pictures/10000000000003F20000030283AFE0F0D9B13132.png" xlink:type="simple" xlink:show="embed" xlink:actuate="onLoad">
            <text:p/>
          </draw:image>
        </draw:frame>
        <draw:frame draw:style-name="gr1" draw:text-style-name="P1" draw:layer="layout" svg:width="7cm" svg:height="6.36cm" svg:x="17.9cm" svg:y="0.67cm">
          <draw:image xlink:href="Pictures/10000000000001E2000001B6FB7E2FB2DB9628D9.png" xlink:type="simple" xlink:show="embed" xlink:actuate="onLoad">
            <text:p/>
          </draw:image>
        </draw:frame>
        <draw:frame draw:style-name="gr1" draw:text-style-name="P1" draw:layer="layout" svg:width="7cm" svg:height="5.02cm" svg:x="17.9cm" svg:y="6.93cm">
          <draw:image xlink:href="Pictures/10000000000001FE0000016E7C5CE9E27153A515.png" xlink:type="simple" xlink:show="embed" xlink:actuate="onLoad">
            <text:p/>
          </draw:image>
        </draw:frame>
        <draw:frame draw:style-name="gr1" draw:text-style-name="P1" draw:layer="layout" svg:width="13cm" svg:height="9.12cm" svg:x="0.6cm" svg:y="11.35cm">
          <draw:image xlink:href="Pictures/10000000000003F1000002C48FD73544D9CDCF26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3cm" svg:height="4.27cm" svg:x="0.75cm" svg:y="0.82cm">
          <draw:image xlink:href="Pictures/1000000000000375000001235F081E5E1173B505.png" xlink:type="simple" xlink:show="embed" xlink:actuate="onLoad">
            <text:p/>
          </draw:image>
        </draw:frame>
        <draw:frame draw:style-name="gr1" draw:text-style-name="P1" draw:layer="layout" svg:width="13cm" svg:height="5.34cm" svg:x="0.65cm" svg:y="5.26cm">
          <draw:image xlink:href="Pictures/10000000000003720000016AAF2026AA848C781C.png" xlink:type="simple" xlink:show="embed" xlink:actuate="onLoad">
            <text:p/>
          </draw:image>
        </draw:frame>
        <draw:frame draw:style-name="gr1" draw:text-style-name="P1" draw:layer="layout" svg:width="13cm" svg:height="4.29cm" svg:x="16.1cm" svg:y="0.95cm">
          <draw:image xlink:href="Pictures/1000000000000374000001242BB906EE2AECE58C.png" xlink:type="simple" xlink:show="embed" xlink:actuate="onLoad">
            <text:p/>
          </draw:image>
        </draw:frame>
        <draw:frame draw:style-name="gr1" draw:text-style-name="P1" draw:layer="layout" svg:width="13cm" svg:height="3.44cm" svg:x="16.1cm" svg:y="5.66cm">
          <draw:image xlink:href="Pictures/1000000000000377000000EBCA678C4FCF68C7E7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3cm" svg:height="4.37cm" svg:x="0.7cm" svg:y="0.63cm">
          <draw:image xlink:href="Pictures/10000000000003770000012AF1EDFC3E69FBB643.png" xlink:type="simple" xlink:show="embed" xlink:actuate="onLoad">
            <text:p/>
          </draw:image>
        </draw:frame>
        <draw:frame draw:style-name="gr1" draw:text-style-name="P1" draw:layer="layout" svg:width="13cm" svg:height="4.15cm" svg:x="0.65cm" svg:y="4.95cm">
          <draw:image xlink:href="Pictures/10000000000003710000011974CE738D507FAD0F.png" xlink:type="simple" xlink:show="embed" xlink:actuate="onLoad">
            <text:p/>
          </draw:image>
        </draw:frame>
        <draw:frame draw:style-name="gr1" draw:text-style-name="P1" draw:layer="layout" svg:width="13cm" svg:height="4.41cm" svg:x="16.1cm" svg:y="0.6cm">
          <draw:image xlink:href="Pictures/10000000000003740000012C263185A5D1BE349A.png" xlink:type="simple" xlink:show="embed" xlink:actuate="onLoad">
            <text:p/>
          </draw:image>
        </draw:frame>
        <draw:frame draw:style-name="gr1" draw:text-style-name="P1" draw:layer="layout" svg:width="13cm" svg:height="10.84cm" svg:x="16.25cm" svg:y="5.11cm">
          <draw:image xlink:href="Pictures/100000000000036F000002DDAC9114A5401D9664.png" xlink:type="simple" xlink:show="embed" xlink:actuate="onLoad">
            <text:p/>
          </draw:image>
        </draw:frame>
        <draw:frame draw:style-name="gr2" draw:text-style-name="P1" draw:layer="layout" svg:width="9.35cm" svg:height="8.67cm" svg:x="6.3cm" svg:y="11.73cm">
          <draw:image xlink:href="Pictures/100000000000036D00000236E227700905537F46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3cm" svg:height="4.6cm" svg:x="0.6cm" svg:y="0.6cm">
          <draw:image xlink:href="Pictures/100000000000037D0000013C222F86B9CE5F5988.png" xlink:type="simple" xlink:show="embed" xlink:actuate="onLoad">
            <text:p/>
          </draw:image>
        </draw:frame>
        <draw:frame draw:style-name="gr1" draw:text-style-name="P1" draw:layer="layout" svg:width="13cm" svg:height="10.73cm" svg:x="0.6cm" svg:y="5.35cm">
          <draw:image xlink:href="Pictures/1000000000000372000002D809C5CDCDBB3EC775.png" xlink:type="simple" xlink:show="embed" xlink:actuate="onLoad">
            <text:p/>
          </draw:image>
        </draw:frame>
        <draw:frame draw:style-name="gr1" draw:text-style-name="P1" draw:layer="layout" svg:width="13cm" svg:height="2.54cm" svg:x="0.6cm" svg:y="16.25cm">
          <draw:image xlink:href="Pictures/100000000000036A000000AB2CC6D8518A6D576D.png" xlink:type="simple" xlink:show="embed" xlink:actuate="onLoad">
            <text:p/>
          </draw:image>
        </draw:frame>
        <draw:frame draw:style-name="gr1" draw:text-style-name="P1" draw:layer="layout" svg:width="13cm" svg:height="4.27cm" svg:x="16.1cm" svg:y="0.63cm">
          <draw:image xlink:href="Pictures/100000000000037600000123565B1CC8EB0BE123.png" xlink:type="simple" xlink:show="embed" xlink:actuate="onLoad">
            <text:p/>
          </draw:image>
        </draw:frame>
        <draw:frame draw:style-name="gr1" draw:text-style-name="P1" draw:layer="layout" svg:width="13cm" svg:height="1.45cm" svg:x="16.1cm" svg:y="5.1cm">
          <draw:image xlink:href="Pictures/100000000000037600000063D604104A5A3591A4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3cm" svg:height="4.27cm" svg:x="0.55cm" svg:y="0.53cm">
          <draw:image xlink:href="Pictures/100000000000037600000123641E13B61F0FC506.png" xlink:type="simple" xlink:show="embed" xlink:actuate="onLoad">
            <text:p/>
          </draw:image>
        </draw:frame>
        <draw:frame draw:style-name="gr1" draw:text-style-name="P1" draw:layer="layout" svg:width="13cm" svg:height="9.54cm" svg:x="0.55cm" svg:y="4.9cm">
          <draw:image xlink:href="Pictures/100000000000036F00000285299EC73032230AAB.png" xlink:type="simple" xlink:show="embed" xlink:actuate="onLoad">
            <text:p/>
          </draw:image>
        </draw:frame>
        <draw:frame draw:style-name="gr1" draw:text-style-name="P1" draw:layer="layout" svg:width="13cm" svg:height="6.05cm" svg:x="0.55cm" svg:y="14.4cm">
          <draw:image xlink:href="Pictures/100000000000036B0000019790E323B4A7D8E71B.png" xlink:type="simple" xlink:show="embed" xlink:actuate="onLoad">
            <text:p/>
          </draw:image>
        </draw:frame>
        <draw:frame draw:style-name="gr1" draw:text-style-name="P1" draw:layer="layout" svg:width="13cm" svg:height="4.3cm" svg:x="16.05cm" svg:y="0.6cm">
          <draw:image xlink:href="Pictures/10000000000003750000012551ED1DC0FE86580F.png" xlink:type="simple" xlink:show="embed" xlink:actuate="onLoad">
            <text:p/>
          </draw:image>
        </draw:frame>
        <draw:frame draw:style-name="gr1" draw:text-style-name="P1" draw:layer="layout" svg:width="13cm" svg:height="9.35cm" svg:x="15.95cm" svg:y="4.95cm">
          <draw:image xlink:href="Pictures/100000000000036C00000276FB732868B5E13CCC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3cm" svg:height="4.3cm" svg:x="0.65cm" svg:y="0.55cm">
          <draw:image xlink:href="Pictures/100000000000037300000124078BA1EC029B76BD.png" xlink:type="simple" xlink:show="embed" xlink:actuate="onLoad">
            <text:p/>
          </draw:image>
        </draw:frame>
        <draw:frame draw:style-name="gr1" draw:text-style-name="P1" draw:layer="layout" svg:width="13cm" svg:height="8.55cm" svg:x="0.65cm" svg:y="4.85cm">
          <draw:image xlink:href="Pictures/100000000000036F00000242EEE6EFC7609EDC83.png" xlink:type="simple" xlink:show="embed" xlink:actuate="onLoad">
            <text:p/>
          </draw:image>
        </draw:frame>
        <draw:frame draw:style-name="gr1" draw:text-style-name="P1" draw:layer="layout" svg:width="13cm" svg:height="4.04cm" svg:x="0.65cm" svg:y="13.6cm">
          <draw:image xlink:href="Pictures/10000000000003650000010E47D4645A7F0D80F9.png" xlink:type="simple" xlink:show="embed" xlink:actuate="onLoad">
            <text:p/>
          </draw:image>
        </draw:frame>
        <draw:frame draw:style-name="gr1" draw:text-style-name="P1" draw:layer="layout" svg:width="13cm" svg:height="4.28cm" svg:x="16.05cm" svg:y="0.62cm">
          <draw:image xlink:href="Pictures/1000000000000371000001225F2FD5DDF9EA68C2.png" xlink:type="simple" xlink:show="embed" xlink:actuate="onLoad">
            <text:p/>
          </draw:image>
        </draw:frame>
        <draw:frame draw:style-name="gr1" draw:text-style-name="P1" draw:layer="layout" svg:width="13cm" svg:height="4.44cm" svg:x="16cm" svg:y="5.06cm">
          <draw:image xlink:href="Pictures/100000000000036F0000012C1E434A7DAE17376D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3cm" svg:height="4.26cm" svg:x="0.6cm" svg:y="0.59cm">
          <draw:image xlink:href="Pictures/1000000000000375000001224872C89387FD25ED.png" xlink:type="simple" xlink:show="embed" xlink:actuate="onLoad">
            <text:p/>
          </draw:image>
        </draw:frame>
        <draw:frame draw:style-name="gr1" draw:text-style-name="P1" draw:layer="layout" svg:width="13cm" svg:height="8.52cm" svg:x="0.65cm" svg:y="5.08cm">
          <draw:image xlink:href="Pictures/100000000000036C0000023EFA0A52E622CC1FC9.png" xlink:type="simple" xlink:show="embed" xlink:actuate="onLoad">
            <text:p/>
          </draw:image>
        </draw:frame>
        <draw:frame draw:style-name="gr1" draw:text-style-name="P1" draw:layer="layout" svg:width="13cm" svg:height="4.27cm" svg:x="16.05cm" svg:y="0.68cm">
          <draw:image xlink:href="Pictures/100000000000037500000123BB96597D11AAE554.png" xlink:type="simple" xlink:show="embed" xlink:actuate="onLoad">
            <text:p/>
          </draw:image>
        </draw:frame>
        <draw:frame draw:style-name="gr1" draw:text-style-name="P1" draw:layer="layout" svg:width="13cm" svg:height="8.46cm" svg:x="16.1cm" svg:y="5.05cm">
          <draw:image xlink:href="Pictures/100000000000036D0000023BF199CEAB9DD1BAAD.png" xlink:type="simple" xlink:show="embed" xlink:actuate="onLoad">
            <text:p/>
          </draw:image>
        </draw:frame>
        <draw:frame draw:style-name="gr1" draw:text-style-name="P1" draw:layer="layout" svg:width="13cm" svg:height="4.28cm" svg:x="16.1cm" svg:y="13.7cm">
          <draw:image xlink:href="Pictures/1000000000000371000001221A7707D2682D88D4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3cm" svg:height="4.22cm" svg:x="0.65cm" svg:y="0.63cm">
          <draw:image xlink:href="Pictures/100000000000037A00000121C129FC0261509FF6.png" xlink:type="simple" xlink:show="embed" xlink:actuate="onLoad">
            <text:p/>
          </draw:image>
        </draw:frame>
        <draw:frame draw:style-name="gr1" draw:text-style-name="P1" draw:layer="layout" svg:width="13cm" svg:height="10.41cm" svg:x="0.7cm" svg:y="4.94cm">
          <draw:image xlink:href="Pictures/1000000000000379000002C86951A0D055892008.png" xlink:type="simple" xlink:show="embed" xlink:actuate="onLoad">
            <text:p/>
          </draw:image>
        </draw:frame>
        <draw:frame draw:style-name="gr1" draw:text-style-name="P1" draw:layer="layout" svg:width="13cm" svg:height="4.17cm" svg:x="0.75cm" svg:y="15.4cm">
          <draw:image xlink:href="Pictures/100000000000036F0000011AF2CF5963A4987FA4.png" xlink:type="simple" xlink:show="embed" xlink:actuate="onLoad">
            <text:p/>
          </draw:image>
        </draw:frame>
        <draw:frame draw:style-name="gr1" draw:text-style-name="P1" draw:layer="layout" svg:width="13cm" svg:height="4.28cm" svg:x="15.05cm" svg:y="0.67cm">
          <draw:image xlink:href="Pictures/10000000000003760000012486A7F7AC32ACF9B9.png" xlink:type="simple" xlink:show="embed" xlink:actuate="onLoad">
            <text:p/>
          </draw:image>
        </draw:frame>
        <draw:frame draw:style-name="gr1" draw:text-style-name="P1" draw:layer="layout" svg:width="13cm" svg:height="1.49cm" svg:x="15.05cm" svg:y="5.16cm">
          <draw:image xlink:href="Pictures/100000000000037000000065684424029244CC8A.png" xlink:type="simple" xlink:show="embed" xlink:actuate="onLoad">
            <text:p/>
          </draw:image>
        </draw:frame>
        <draw:frame draw:style-name="gr1" draw:text-style-name="P1" draw:layer="layout" svg:width="13cm" svg:height="4.27cm" svg:x="14.95cm" svg:y="7.35cm">
          <draw:image xlink:href="Pictures/10000000000003760000012341ACFA8A4621B76C.png" xlink:type="simple" xlink:show="embed" xlink:actuate="onLoad">
            <text:p/>
          </draw:image>
        </draw:frame>
        <draw:frame draw:style-name="gr1" draw:text-style-name="P1" draw:layer="layout" svg:width="13cm" svg:height="8.64cm" svg:x="14.9cm" svg:y="11.65cm">
          <draw:image xlink:href="Pictures/100000000000036A00000245311FF171B8BC5F3A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3cm" svg:height="4.29cm" svg:x="0.65cm" svg:y="0.61cm">
          <draw:image xlink:href="Pictures/100000000000037200000123A8202B472CFC90CF.png" xlink:type="simple" xlink:show="embed" xlink:actuate="onLoad">
            <text:p/>
          </draw:image>
        </draw:frame>
        <draw:frame draw:style-name="gr1" draw:text-style-name="P1" draw:layer="layout" svg:width="13cm" svg:height="3.83cm" svg:x="0.55cm" svg:y="4.97cm">
          <draw:image xlink:href="Pictures/100000000000037200000104497814905591E203.png" xlink:type="simple" xlink:show="embed" xlink:actuate="onLoad">
            <text:p/>
          </draw:image>
        </draw:frame>
        <draw:frame draw:style-name="gr1" draw:text-style-name="P1" draw:layer="layout" svg:width="13cm" svg:height="4.26cm" svg:x="14.85cm" svg:y="0.64cm">
          <draw:image xlink:href="Pictures/1000000000000374000001226BA8B062DDACEACC.png" xlink:type="simple" xlink:show="embed" xlink:actuate="onLoad">
            <text:p/>
          </draw:image>
        </draw:frame>
        <draw:frame draw:style-name="gr1" draw:text-style-name="P1" draw:layer="layout" svg:width="13cm" svg:height="6.06cm" svg:x="14.795cm" svg:y="5cm">
          <draw:image xlink:href="Pictures/100000000000036E00000199315E3DE32E72000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2cm" svg:height="3.93cm" svg:x="0.65cm" svg:y="0.67cm">
          <draw:image xlink:href="Pictures/10000000000003B60000013769817EADA18ED600.png" xlink:type="simple" xlink:show="embed" xlink:actuate="onLoad">
            <text:p/>
          </draw:image>
        </draw:frame>
        <draw:frame draw:style-name="gr1" draw:text-style-name="P1" draw:layer="layout" svg:width="12cm" svg:height="9.46cm" svg:x="0.65cm" svg:y="4.75cm">
          <draw:image xlink:href="Pictures/10000000000003B4000002EB2D88C7357D682CC8.png" xlink:type="simple" xlink:show="embed" xlink:actuate="onLoad">
            <text:p/>
          </draw:image>
        </draw:frame>
        <draw:frame draw:style-name="gr1" draw:text-style-name="P1" draw:layer="layout" svg:width="12cm" svg:height="11.31cm" svg:x="15.15cm" svg:y="4.79cm">
          <draw:image xlink:href="Pictures/10000000000003B00000037A3E4589F2D0012EDF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12cm" svg:height="3.94cm" svg:x="0.75cm" svg:y="0.66cm">
          <draw:image xlink:href="Pictures/10000000000003B70000013869DC5DF07166D6CA.png" xlink:type="simple" xlink:show="embed" xlink:actuate="onLoad">
            <text:p/>
          </draw:image>
        </draw:frame>
        <draw:frame draw:style-name="gr1" draw:text-style-name="P1" draw:layer="layout" svg:width="12cm" svg:height="10.99cm" svg:x="0.85cm" svg:y="4.91cm">
          <draw:image xlink:href="Pictures/10000000000003B400000364F34CB4FF86B23F61.png" xlink:type="simple" xlink:show="embed" xlink:actuate="onLoad">
            <text:p/>
          </draw:image>
        </draw:frame>
        <draw:frame draw:style-name="gr1" draw:text-style-name="P1" draw:layer="layout" svg:width="12cm" svg:height="7.9cm" svg:x="15.25cm" svg:y="4.9cm">
          <draw:image xlink:href="Pictures/10000000000003B40000027008937A6F456D91A0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3" draw:text-style-name="P2" draw:layer="layout" svg:width="12cm" svg:height="3.96cm" svg:x="0.7cm" svg:y="0.64cm">
          <draw:image xlink:href="Pictures/10000000000003BA0000013B4CE86F1E0C0313BE.png" xlink:type="simple" xlink:show="embed" xlink:actuate="onLoad">
            <text:p/>
          </draw:image>
        </draw:frame>
        <draw:frame draw:style-name="gr3" draw:text-style-name="P2" draw:layer="layout" svg:width="12cm" svg:height="10.77cm" svg:x="0.7cm" svg:y="4.75cm">
          <draw:image xlink:href="Pictures/10000000000003BB000003597836D24E4EB16290.png" xlink:type="simple" xlink:show="embed" xlink:actuate="onLoad">
            <text:p/>
          </draw:image>
        </draw:frame>
        <draw:frame draw:style-name="gr3" draw:text-style-name="P2" draw:layer="layout" svg:width="12cm" svg:height="3.13cm" svg:x="0.7cm" svg:y="15.55cm">
          <draw:image xlink:href="Pictures/10000000000003CE000000FEE6E1BD98FB156898.png" xlink:type="simple" xlink:show="embed" xlink:actuate="onLoad">
            <text:p/>
          </draw:image>
        </draw:frame>
        <draw:frame draw:style-name="gr3" draw:text-style-name="P2" draw:layer="layout" svg:width="12cm" svg:height="9.79cm" svg:x="15.2cm" svg:y="4.7cm">
          <draw:image xlink:href="Pictures/10000000000003CE0000031BBAFA51E0A2A5549F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3" draw:text-style-name="P2" draw:layer="layout" svg:width="12cm" svg:height="3.93cm" svg:x="0.7cm" svg:y="0.67cm">
          <draw:image xlink:href="Pictures/10000000000003BB000001391AA4873372994848.png" xlink:type="simple" xlink:show="embed" xlink:actuate="onLoad">
            <text:p/>
          </draw:image>
        </draw:frame>
        <draw:frame draw:style-name="gr3" draw:text-style-name="P2" draw:layer="layout" svg:width="12cm" svg:height="10.41cm" svg:x="0.8cm" svg:y="4.74cm">
          <draw:image xlink:href="Pictures/10000000000003B200000335A902F9427D4BE842.png" xlink:type="simple" xlink:show="embed" xlink:actuate="onLoad">
            <text:p/>
          </draw:image>
        </draw:frame>
        <draw:frame draw:style-name="gr3" draw:text-style-name="P2" draw:layer="layout" svg:width="12cm" svg:height="7.73cm" svg:x="14.55cm" svg:y="4.85cm">
          <draw:image xlink:href="Pictures/10000000000003B900000266510381D433F60B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4-25T07:36:18.995629521</meta:print-date>
    <dc:date>2018-05-05T05:17:29.408582577</dc:date>
    <meta:editing-duration>PT6H51M23S</meta:editing-duration>
    <meta:editing-cycles>83</meta:editing-cycles>
    <meta:generator>LibreOffice/5.4.6.2$Linux_X86_64 LibreOffice_project/40m0$Build-2</meta:generator>
    <meta:document-statistic meta:object-count="72"/>
  </office:meta>
</office:document-meta>
</file>